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Yu Mincho" svg:font-family="'Yu Mincho'" style:font-family-generic="roman" style:font-pitch="variable"/>
  </office:font-face-decls>
  <office:automatic-styles>
    <style:style style:name="Table1" style:family="table" style:master-page-name="MP0">
      <style:table-properties style:width="6.7639in" fo:margin-left="0in" style:page-number="auto" fo:break-before="page" table:align="left"/>
    </style:style>
    <style:style style:name="Table1.A" style:family="table-column">
      <style:table-column-properties style:column-width="6.7639in"/>
    </style:style>
    <style:style style:name="Table1.A1" style:family="table-cell">
      <style:table-cell-properties fo:padding-left="0.075in" fo:padding-right="0.075in" fo:padding-top="0in" fo:padding-bottom="0in" fo:border-left="3pt solid #000000" fo:border-right="3pt solid #000000" fo:border-top="3pt solid #000000" fo:border-bottom="0.5pt solid #000000" style:writing-mode="lr-tb"/>
    </style:style>
    <style:style style:name="Table1.A2" style:family="table-cell">
      <style:table-cell-properties fo:padding-left="0.075in" fo:padding-right="0.075in" fo:padding-top="0in" fo:padding-bottom="0in" fo:border-left="3pt solid #000000" fo:border-right="3pt solid #000000" fo:border-top="3pt solid #000000" fo:border-bottom="1.5pt solid #000000" style:writing-mode="lr-tb"/>
    </style:style>
    <style:style style:name="Table1.A3" style:family="table-cell">
      <style:table-cell-properties fo:padding-left="0.075in" fo:padding-right="0.075in" fo:padding-top="0in" fo:padding-bottom="0in" fo:border-left="3pt solid #000000" fo:border-right="3pt solid #000000" fo:border-top="1.5pt solid #000000" fo:border-bottom="0.75pt solid #000000" style:writing-mode="lr-tb"/>
    </style:style>
    <style:style style:name="Table1.A4" style:family="table-cell">
      <style:table-cell-properties fo:padding-left="0.075in" fo:padding-right="0.075in" fo:padding-top="0in" fo:padding-bottom="0in" fo:border-left="3pt solid #000000" fo:border-right="3pt solid #000000" fo:border-top="0.75pt solid #000000" fo:border-bottom="0.75pt solid #000000" style:writing-mode="lr-tb"/>
    </style:style>
    <style:style style:name="Table1.A7" style:family="table-cell">
      <style:table-cell-properties fo:padding-left="0.075in" fo:padding-right="0.075in" fo:padding-top="0in" fo:padding-bottom="0in" fo:border-left="3pt solid #000000" fo:border-right="3pt solid #000000" fo:border-top="0.75pt solid #000000" fo:border-bottom="1.5pt solid #000000" style:writing-mode="lr-tb"/>
    </style:style>
    <style:style style:name="Table1.A14" style:family="table-cell">
      <style:table-cell-properties fo:padding-left="0.075in" fo:padding-right="0.075in" fo:padding-top="0in" fo:padding-bottom="0in" fo:border-left="3pt solid #000000" fo:border-right="3pt solid #000000" fo:border-top="0.75pt solid #000000" fo:border-bottom="3pt solid #000000" style:writing-mode="lr-tb"/>
    </style:style>
    <style:style style:name="Table1.A16" style:family="table-cell">
      <style:table-cell-properties fo:padding-left="0.075in" fo:padding-right="0.075in" fo:padding-top="0in" fo:padding-bottom="0in" fo:border-left="3pt solid #000000" fo:border-right="3pt solid #000000" fo:border-top="0.5pt solid #000000" fo:border-bottom="0.5pt solid #000000" style:writing-mode="lr-tb"/>
    </style:style>
    <style:style style:name="Table1.A17" style:family="table-cell">
      <style:table-cell-properties fo:padding-left="0.075in" fo:padding-right="0.075in" fo:padding-top="0in" fo:padding-bottom="0in" fo:border-left="3pt solid #000000" fo:border-right="3pt solid #000000" fo:border-top="0.5pt solid #000000" fo:border-bottom="3pt solid #000000" style:writing-mode="lr-tb"/>
    </style:style>
    <style:style style:name="P1" style:family="paragraph" style:parent-style-name="Normal">
      <style:paragraph-properties fo:margin-left="0in" fo:margin-right="0in" fo:margin-top="0in" fo:margin-bottom="0in" style:contextual-spacing="false" fo:line-height="100%" fo:text-indent="0in" style:auto-text-indent="false" fo:break-before="page">
        <style:tab-stops/>
      </style:paragraph-properties>
      <style:text-properties fo:font-size="10pt" fo:font-weight="bold" style:font-size-asian="10pt" style:font-weight-asian="bold" style:font-size-complex="10pt" style:font-weight-complex="bold"/>
    </style:style>
    <style:style style:name="P2"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fo:font-weight="bold" style:font-size-asian="10pt" style:font-weight-asian="bold" style:font-size-complex="10pt"/>
    </style:style>
    <style:style style:name="P3"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style:font-size-asian="10pt" style:font-size-complex="10pt"/>
    </style:style>
    <style:style style:name="P4"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5" style:family="paragraph" style:parent-style-name="Normal">
      <style:paragraph-properties fo:margin-left="0in" fo:margin-right="0in" fo:margin-top="0in" fo:margin-bottom="0in" style:contextual-spacing="false" fo:line-height="100%" fo:text-indent="0in" style:auto-text-indent="false">
        <style:tab-stops/>
      </style:paragraph-properties>
    </style:style>
    <style:style style:name="P6" style:family="paragraph" style:parent-style-name="Normal">
      <style:paragraph-properties fo:margin-left="0in" fo:margin-right="0in" fo:text-indent="0in" style:auto-text-indent="false">
        <style:tab-stops/>
      </style:paragraph-properties>
    </style:style>
    <style:style style:name="P7" style:family="paragraph" style:parent-style-name="Normal">
      <style:paragraph-properties fo:margin-left="0in" fo:margin-right="0in" fo:margin-top="0in" fo:margin-bottom="0in" style:contextual-spacing="false" fo:line-height="100%" fo:text-indent="0in" style:auto-text-indent="false">
        <style:tab-stops/>
      </style:paragraph-properties>
      <style:text-properties fo:font-size="10pt" officeooo:paragraph-rsid="00148106" style:font-size-asian="10pt" style:font-size-complex="10pt"/>
    </style:style>
    <style:style style:name="P8" style:family="paragraph" style:parent-style-name="Normal">
      <style:paragraph-properties fo:margin-left="0in" fo:margin-right="0in" fo:margin-top="0in" fo:margin-bottom="0in" style:contextual-spacing="false" fo:line-height="100%" fo:text-indent="0in" style:auto-text-indent="false" style:writing-mode="lr-tb">
        <style:tab-stops/>
      </style:paragraph-properties>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148106"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officeooo:rsid="001481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table-cell table:style-name="Table1.A1" office:value-type="string">
            <text:p text:style-name="P1">Karel Havlíček Borovský – Tyrolské elegie</text:p>
            <text:p text:style-name="P2"/>
          </table:table-cell>
        </table:table-row>
        <table:table-row>
          <table:table-cell table:style-name="Table1.A2" office:value-type="string">
            <text:p text:style-name="P2">analýza uměleckého textu</text:p>
          </table:table-cell>
        </table:table-row>
        <table:table-row>
          <table:table-cell table:style-name="Table1.A3" office:value-type="string">
            <text:p text:style-name="P3">I. část:</text:p>
          </table:table-cell>
        </table:table-row>
        <table:table-row>
          <table:table-cell table:style-name="Table1.A4" office:value-type="string">
            <text:p text:style-name="P4">literární druh</text:p>
            <text:p text:style-name="P3">lyrika</text:p>
          </table:table-cell>
        </table:table-row>
        <table:table-row>
          <table:table-cell table:style-name="Table1.A4" office:value-type="string">
            <text:p text:style-name="P4">literární žánr</text:p>
            <text:p text:style-name="P3">satirická báseň</text:p>
          </table:table-cell>
        </table:table-row>
        <table:table-row>
          <table:table-cell table:style-name="Table1.A4" office:value-type="string">
            <text:p text:style-name="P4">téma a motivy</text:p>
            <text:p text:style-name="P7">Tyrolsko, exil, deportace, vlastenectví, úřady, vláda, Alpy, měsíc, Čechy, matka, žena, sestra, dcerka, lítost, občan, Alexander Bach, noc, “zdravotní pobyt”, věznění</text:p>
          </table:table-cell>
        </table:table-row>
        <table:table-row>
          <table:table-cell table:style-name="Table1.A7" office:value-type="string">
            <text:p text:style-name="P4">kompoziční výstavba</text:p>
            <text:p text:style-name="P3">retrospektivní, text členěn na 9 zpěvů</text:p>
            <text:p text:style-name="P3"/>
          </table:table-cell>
        </table:table-row>
        <table:table-row>
          <table:table-cell table:style-name="Table1.A3" office:value-type="string">
            <text:p text:style-name="P3">II. část:</text:p>
          </table:table-cell>
        </table:table-row>
        <table:table-row>
          <table:table-cell table:style-name="Table1.A4" office:value-type="string">
            <text:p text:style-name="P4">vypravěč/lyrický subjekt</text:p>
            <text:p text:style-name="P3">přímý vypravěč – autor líčí své zážitky</text:p>
            <text:p text:style-name="P3"/>
          </table:table-cell>
        </table:table-row>
        <table:table-row>
          <table:table-cell table:style-name="Table1.A4" office:value-type="string">
            <text:p text:style-name="P4">postavy</text:p>
            <text:p text:style-name="P3">Karel Havlíček Borovský – autor sám, český novinář, spisovatel, vlastenecký politik – za svou politickou činnost je vyhnán do exilu</text:p>
            <text:p text:style-name="P3">Alexander Bach – ztělesňuje habsburské mocnářství a absolutistickou státní správu</text:p>
          </table:table-cell>
        </table:table-row>
        <table:table-row>
          <table:table-cell table:style-name="Table1.A7" office:value-type="string">
            <text:p text:style-name="P4">veršová výstavba</text:p>
            <text:p text:style-name="P3">9 zpěvů, v každém zpěvu sloky, v každé sloce 4 verše</text:p>
            <text:p text:style-name="P3"><text:span text:style-name="T4">p</text:span>řevážně rým přerývaný (ABCB)</text:p>
            <text:p text:style-name="P3"/>
          </table:table-cell>
        </table:table-row>
        <table:table-row>
          <table:table-cell table:style-name="Table1.A3" office:value-type="string">
            <text:p text:style-name="P3">III. část:</text:p>
          </table:table-cell>
        </table:table-row>
        <table:table-row>
          <table:table-cell table:style-name="Table1.A4" office:value-type="string">
            <text:p text:style-name="P4">jazykové prostředky a jejich funkce</text:p>
            <text:p text:style-name="P5"><text:span text:style-name="Default_20_Paragraph_20_Font"><text:span text:style-name="T2">č</text:span></text:span><text:span text:style-name="Default_20_Paragraph_20_Font"><text:span text:style-name="T1">asté nespisovné výrazy, místy vulagrismy (</text:span></text:span><text:span text:style-name="Default_20_Paragraph_20_Font"><text:span text:style-name="T3">jak naše svatá církev, ejhle! policajti...</text:span></text:span><text:span text:style-name="Default_20_Paragraph_20_Font"><text:span text:style-name="T1">) - autorovou cílovou skupinou zřejmě nebyla pouze obrozenecká inteligence, ale širší veřejnost</text:span></text:span></text:p>
            <text:p text:style-name="P5"><text:span text:style-name="Default_20_Paragraph_20_Font"><text:span text:style-name="T2">m</text:span></text:span><text:span text:style-name="Default_20_Paragraph_20_Font"><text:span text:style-name="T1">noho germanismů a německých frází (</text:span></text:span><text:span text:style-name="Default_20_Paragraph_20_Font"><text:span text:style-name="T3">mustr delikventů, nemohu žandarmům s flintami</text:span></text:span><text:span text:style-name="Default_20_Paragraph_20_Font"><text:span text:style-name="T1">) – to vypovídá a dominantní roli, kterou tehdy hrál německý jazyk v české společnosti</text:span></text:span></text:p>
            <text:p text:style-name="P5"><text:span text:style-name="Default_20_Paragraph_20_Font"><text:span text:style-name="T2">u</text:span></text:span><text:span text:style-name="Default_20_Paragraph_20_Font"><text:span text:style-name="T1">žívána přímá řeč (</text:span></text:span><text:span text:style-name="Default_20_Paragraph_20_Font"><text:span text:style-name="T3">stáli dávno před domem: “Milí braši! maličké strpení, hned již pojedem'!”</text:span></text:span><text:span text:style-name="Default_20_Paragraph_20_Font"><text:span text:style-name="T1">)</text:span></text:span></text:p>
            <text:p text:style-name="P3"/>
          </table:table-cell>
        </table:table-row>
        <table:table-row>
          <table:table-cell table:style-name="Table1.A14" office:value-type="string">
            <text:p text:style-name="P4">tropy a figury a jejich funkce</text:p>
            <text:p text:style-name="P5"><text:span text:style-name="Default_20_Paragraph_20_Font"><text:span text:style-name="T1">personifikace – Sviť</text:span></text:span><text:span text:style-name="Default_20_Paragraph_20_Font"><text:span text:style-name="T3">, měsíčku, polehoučku skrz ten hustý mrak</text:span></text:span></text:p>
            <text:p text:style-name="P5"><text:span text:style-name="Default_20_Paragraph_20_Font"><text:span text:style-name="T1">ironie – </text:span></text:span><text:span text:style-name="Default_20_Paragraph_20_Font"><text:span text:style-name="T3">Neb ti všichni blíže dveří posud stáli stráž, aby měla tato smutná scéna císařskou stafáž!</text:span></text:span></text:p>
            <text:p text:style-name="P5"><text:span text:style-name="Default_20_Paragraph_20_Font"><text:span text:style-name="T1">přirovnání – Bach</text:span></text:span><text:span text:style-name="Default_20_Paragraph_20_Font"><text:span text:style-name="T3"> mi píše jako doktor; Dolů jako s věže cesta plytk</text:span></text:span><text:span text:style-name="Default_20_Paragraph_20_Font"><text:span text:style-name="T1">á</text:span></text:span></text:p>
            <text:p text:style-name="P5"><text:span text:style-name="Default_20_Paragraph_20_Font"><text:span text:style-name="T1">apostrofa – Ach</text:span></text:span><text:span text:style-name="Default_20_Paragraph_20_Font"><text:span text:style-name="T3">! ty světe, obrácený světe!; <text:s/>Ach, ty vládo, převrácená vlád</text:span></text:span><text:span text:style-name="Default_20_Paragraph_20_Font"><text:span text:style-name="T1">o!</text:span></text:span></text:p>
            <text:p text:style-name="P3"/>
            <text:p text:style-name="P3">umělecké prostředky text ozvláštňují a dodávají mu na unikátnosti – autor jimi ukazuje svůj charakteristický způsob psaní</text:p>
            <text:p text:style-name="P3"/>
          </table:table-cell>
        </table:table-row>
        <table:table-row>
          <table:table-cell table:style-name="Table1.A1" office:value-type="string">
            <text:p text:style-name="P2">literárněhistorický kontext</text:p>
          </table:table-cell>
        </table:table-row>
        <table:table-row>
          <table:table-cell table:style-name="Table1.A16" office:value-type="string">
            <text:p text:style-name="P4">kontext autorovy tvorby</text:p>
            <text:p text:style-name="P8">Karel Havlíček Borovský se narodil roku 1821 ve vesnici Borová. Studoval filosofii v Praze, později vstoupil do kněžského semináře. <text:span text:style-name="T4">J</text:span>eho pokus o církevní kariéru <text:span text:style-name="T4">však </text:span>skončil vyhazovem. Nakonec se prosadil především jako novinář. Právě jeho novinářská práce, která byla mezi čtenáři natolik oblíbená, že mu dovolila založit si své vlastní noviny, mu vydláždila cestu do politiky. <text:span text:style-name="T4">Byl </text:span>nadšen<text:span text:style-name="T4">ým</text:span> zastánc<text:span text:style-name="T4">em</text:span> české národní myšlenky. Jeho konflikt s vládními orgány nakonec vyvrcholil v díle popsanou deportací do Tyrolska. Tyrolské elegie mohly být zveřejněny nejdříve 6 let po jeho smrti. Mezi jeho další tvorbu patří např. Křest svatého Vladimíra, Epigramy či Král Lávra.</text:p>
            <text:p text:style-name="P3"/>
          </table:table-cell>
        </table:table-row>
        <table:table-row>
          <table:table-cell table:style-name="Table1.A17" office:value-type="string">
            <text:p text:style-name="P4">literární/obecně kulturní kontext</text:p>
            <text:p text:style-name="P3">Tyrolské elegie byly vydány roku 1861. <text:span text:style-name="T4">Spadají </text:span>do období národního obrození. Dílo má charakter kritiky stávajících společenský poměrů a nabádá čtenáře k<text:span text:style-name="T4">e</text:span> vlastenectví. Báseň byla napsána v době bachovské absolutismu, kdy po neúspěšných pokusů o revoluce v letech 1848-1849 byl v Rakousku obnoven konzervativní, autokratický způsob vlády – mimo jiné fungovala cenzura a “disidenti”, jako Borovský, byli <text:span text:style-name="T4">persekuování</text:span>.</text:p>
            <text:p text:style-name="P3"/>
          </table:table-cell>
        </table:table-row>
        <text:soft-page-break/>
        <table:table-row>
          <table:table-cell table:style-name="Table1.A17" office:value-type="string">
            <text:p text:style-name="P2">hodnocení (zdůvodněný názor)</text:p>
            <text:p text:style-name="P3">Tyrolské Elegie jsou bezesporu, dle mého názoru především historicky, zajímavým dílem. <text:s/>Mě nejvíce zaujal autorův osobní pohled na tehdejší společensko-politickou situaci, kterou tímto dílem budoucím generacím poodhaluje. Význam tohoto díla vidím převážně v přibližování a zosobňování lidí žijících v minulosti. Pozitivní je také to, že Borovského humor je po téměř 200 letech stále vtipní. Co mně na básni asi nejvíce vadilo je, překvapivě, její délka. Ta je sice svým krátkým rozsahem, pro studenta, který má mnoho na pilno, přívětivá, ale někdy je bohužel až moc stručná. Ale i vzhledem k její až přespříliš krátké délce musím Tyrolské elegie každému doporučit.</text:p>
            <text:p text:style-name="P3"/>
          </table: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Yu Mincho" svg:font-family="'Yu Mincho'"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cs" fo:country="CZ" fo:font-style="normal" style:text-underline-style="none" fo:font-weight="normal" style:letter-kerning="false" style:font-name-asian="Yu Mincho" style:font-size-asian="11pt" style:language-asian="cs" style:country-asian="CZ"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cs" fo:country="CZ" fo:font-style="normal" style:text-underline-style="none" fo:font-weight="normal" style:letter-kerning="false" fo:background-color="transparent" style:font-name-asian="Yu Mincho" style:font-size-asian="11pt" style:language-asian="cs" style:country-asian="CZ"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4602in" fo:margin-right="1.2866in" fo:margin-top="0in" fo:margin-bottom="0.011in" style:contextual-spacing="false" fo:line-height="100%" fo:text-align="justify" style:justify-single-word="false" fo:hyphenation-ladder-count="no-limit" fo:text-indent="-0.4602in" style:auto-text-indent="false">
        <style:tab-stops/>
      </style:paragraph-properties>
      <style:text-properties fo:color="#000000" loext:opacity="100%" style:font-name="Calibri" fo:font-family="Calibri" style:font-family-generic="swiss" style:font-pitch="variable" fo:font-size="15pt" style:font-name-asian="Calibri" style:font-family-asian="Calibri" style:font-family-generic-asian="swiss" style:font-pitch-asian="variable" style:font-size-asian="15pt" style:font-name-complex="Calibri" style:font-family-complex="Calibri"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7.8055in" fo:page-height="11.5417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dc:title/>
    <dc:description/>
    <dc:subject/>
    <meta:initial-creator>Švarcová Michaela</meta:initial-creator>
    <meta:creation-date>2023-11-19T16:32:00Z</meta:creation-date>
    <dc:date>2023-11-19T18:07:46.077033376</dc:date>
    <meta:editing-cycles>6</meta:editing-cycles>
    <meta:editing-duration>PT7M7S</meta:editing-duration>
    <meta:document-statistic meta:table-count="1" meta:image-count="0" meta:object-count="0" meta:page-count="2" meta:paragraph-count="38" meta:word-count="508" meta:character-count="3544" meta:non-whitespace-character-count="3060"/>
    <meta:user-defined meta:name="ContentTypeId">0x0101009E22FE4FC7D49346A62492569CB3E212</meta:user-defined>
    <meta:template xlink:type="simple" xlink:actuate="onRequest" xlink:title="" xlink:href="Normal.dotm"/>
  </office:meta>
</office:document-meta>
</file>